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F0000005485BBF7D4.png" manifest:media-type="image/png"/>
  <manifest:file-entry manifest:full-path="Pictures/10000000000001FE000001C808B3943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3333" fo:font-size="14pt" style:font-size-asian="14pt" style:font-size-complex="14pt"/>
    </style:style>
    <style:style style:name="P3" style:family="paragraph">
      <loext:graphic-properties draw:fill="none" draw:fill-color="#ffffff"/>
      <style:text-properties fo:color="#ff3333" style:font-name="Droid Sans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3333" style:font-name="Droid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measurelines" svg:width="13.491cm" svg:height="11.939cm" svg:x="12.009cm" svg:y="5.461cm">
          <draw:image xlink:href="Pictures/10000000000001FE000001C808B3943C.png" xlink:type="simple" xlink:show="embed" xlink:actuate="onLoad">
            <text:p/>
          </draw:image>
        </draw:frame>
        <draw:frame draw:style-name="gr1" draw:text-style-name="P1" draw:layer="measurelines" svg:width="5.475cm" svg:height="2.198cm" svg:x="4.4cm" svg:y="5.4cm">
          <draw:image xlink:href="Pictures/10000000000000CF0000005485BBF7D4.png" xlink:type="simple" xlink:show="embed" xlink:actuate="onLoad">
            <text:p/>
          </draw:image>
        </draw:frame>
        <draw:frame draw:style-name="gr2" draw:text-style-name="P3" draw:layer="measurelines" svg:width="2.259cm" svg:height="2.571cm" svg:x="8.869cm" svg:y="9cm">
          <draw:text-box>
            <text:p text:style-name="P2"><text:span text:style-name="T1">Click</text:span></text:p>
            <text:p text:style-name="P2"><text:span text:style-name="T1">to show</text:span></text:p>
            <text:p text:style-name="P2"><text:span text:style-name="T1">the</text:span></text:p>
            <text:p text:style-name="P2"><text:span text:style-name="T1">dialog</text:span></text:p>
          </draw:text-box>
        </draw:frame>
        <draw:line draw:style-name="gr3" draw:text-style-name="P4" draw:layer="measurelines" svg:x1="10.4cm" svg:y1="10.6cm" svg:x2="11.9cm" svg:y2="10.6cm">
          <text:p/>
        </draw:line>
        <draw:line draw:style-name="gr3" draw:text-style-name="P4" draw:layer="measurelines" svg:x1="9.7cm" svg:y1="9.1cm" svg:x2="9.7cm" svg:y2="7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05T20:08:27.368222579</meta:creation-date>
    <dc:date>2015-08-05T20:19:21.749446039</dc:date>
    <meta:editing-duration>PT5M54S</meta:editing-duration>
    <meta:editing-cycles>2</meta:editing-cycles>
    <meta:generator>LibreOffice/4.4.2.2$Linux_X86_64 LibreOffice_project/40m0$Build-2</meta:generator>
    <meta:document-statistic meta:object-count="5"/>
  </office:meta>
</office:document-meta>
</file>